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th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dOther( RouterFunction &lt; ? &gt;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( RouterFunctions .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ute( RequestPredicate predicate , HandlerFunction &lt; T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( RouterFunction &lt; T &gt;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Nest( RequestPredicate predicate , RouterFunction &lt; T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( HandlerFilterFunction &lt; T , S &gt; 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